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3036" officeooo:paragraph-rsid="0017303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3036"/>
    </style:style>
    <style:style style:name="P5" style:family="paragraph" style:parent-style-name="Standard">
      <style:text-properties officeooo:paragraph-rsid="001880cc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73036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880cc" style:font-style-asian="normal" style:font-weight-asian="normal"/>
    </style:style>
    <style:style style:name="T5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6" style:family="text">
      <style:text-properties fo:font-variant="normal" fo:text-transform="none" fo:color="#000000" loext:opacity="100%" fo:font-size="18pt" fo:letter-spacing="normal" fo:font-style="normal" fo:font-weight="normal" officeooo:rsid="00173036" style:font-size-asian="18pt" style:font-style-asian="normal" style:font-weight-asian="normal" style:font-size-complex="18pt"/>
    </style:style>
    <style:style style:name="T7" style:family="text">
      <style:text-properties officeooo:rsid="00173036"/>
    </style:style>
    <style:style style:name="T8" style:family="text">
      <style:text-properties officeooo:rsid="00188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The People’s Assembly, convening on the </text:span><text:span text:style-name="T6">7th</text:span><text:span text:style-name="T5"> of </text:span><text:span text:style-name="T6">October</text:span><text:span text:style-name="T5"> 2020 under the </text:span><text:span text:style-name="T6">26st</text:span><text:span text:style-name="T5"> PA Meeting.</text:span></text:p>
      <text:p text:style-name="P1"/>
      <text:p text:style-name="P1">The Assembly, recognising the current situation,</text:p>
      <text:p text:style-name="P1"/>
      <text:p text:style-name="P4"><text:span text:style-name="T3">Constitutes the need to recognise the state of “</text:span><text:span text:style-name="T4">Magnavac</text:span><text:span text:style-name="T3">”.</text:span></text:p>
      <text:p text:style-name="P1"/>
      <text:p text:style-name="P1">And proceeds.</text:p>
      <text:p text:style-name="P1"/>
      <text:p text:style-name="P1">Signed by,</text:p>
      <text:p text:style-name="P1">_<text:span text:style-name="T7">yoran_</text:span></text:p>
      <text:p text:style-name="P2">Ender_Sheeper</text:p>
      <text:p text:style-name="P1"/>
      <text:p text:style-name="P1"/>
      <text:p text:style-name="P1"/>
      <text:p text:style-name="P5"><text:span text:style-name="T1">[</text:span><text:span text:style-name="T2">Motion 26-4: To recognise </text:span><text:span text:style-name="T4">Magnavac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07T18:25:46.377204159</dc:date>
    <meta:editing-duration>PT1M52S</meta:editing-duration>
    <meta:editing-cycles>4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8" meta:word-count="41" meta:character-count="271" meta:non-whitespace-character-count="238"/>
  </office:meta>
</office:document-meta>
</file>